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Staehely</text:p>
      <text:p text:style-name="P1">CSC 143 Offenback</text:p>
      <text:p text:style-name="P1">Assignment 1 Report</text:p>
      <text:p text:style-name="Standard"/>
      <text:list xml:id="list8902872394722201437" text:style-name="L2">
        <text:list-item>
          <text:p text:style-name="P2">Testing: I tested my code in chunks, more or less one method at a time. The constructor got the most attention, as I wasn't entirely certain that my algorithm worked. Once it was finished, I tried entering various odd numbers to generate what should be magic squares. I noticed the program started to slow down pretty quickly. I don't know how to fix that yet.<text:line-break/><text:line-break/>The primary sort of bug I encountered was actually with the isMagicSquare static method. There are a lot of integer array arrays which can be passed to it and either aren't magic squares, or will cause a ton of errors. I checked for these by inserting a bunch of different array arrays into my main method, then ran the program and troubleshot them individually. The one which gave me the most trouble was the declaration {{}}, as its initial length is 1, but the length of that first array is 0, which led to a overflow when checking to see if the array was square.<text:line-break/><text:line-break/>Unresolved problem: User verification. It catches non-integers, non-positives, and non-odds. However, if the user just pushes 'enter', it doesn't prompt them to enter something. I want to fix this.<text:line-break/></text:p>
        </text:list-item>
        <text:list-item>
          <text:p text:style-name="P2">This was a good warm up, and I liked figuring out the algorithm to populate the magic squares. That was neat and a good mental exercise in catching special cases. <text:line-break/></text:p>
        </text:list-item>
        <text:list-item>
          <text:p text:style-name="P2">What's a good way to handle user verification such as mentioned above? Since the sentinel is an integer, the obvious answer would be 'use a different sentinel', but then I'd have to make a loop to pull the integer entry out of a string. Advic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Staehely</meta:initial-creator>
    <meta:creation-date>2015-01-08T15:09:41.36</meta:creation-date>
    <meta:generator>OpenOffice/4.1.1$Win32 OpenOffice.org_project/411m6$Build-9775</meta:generator>
    <meta:document-statistic meta:table-count="0" meta:image-count="0" meta:object-count="0" meta:page-count="1" meta:paragraph-count="6" meta:word-count="285" meta:character-count="1594"/>
    <dc:date>2015-01-08T17:00:08.63</dc:date>
    <dc:creator>Matthew Staehely</dc:creator>
    <meta:editing-duration>PT1H50M32S</meta:editing-duration>
    <meta:editing-cycles>1</meta:editing-cycles>
  </office:meta>
</office:document-meta>
</file>